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, Verdana, Arial, sans-serif"/>
  </office:font-face-decls>
  <office:automatic-styles>
    <style:style style:name="P1" style:family="paragraph" style:parent-style-name="Heading_20_1">
      <style:paragraph-properties fo:margin-left="0in" fo:margin-right="0in" fo:margin-top="0in" fo:margin-bottom="0in" style:contextual-spacing="false" fo:orphans="2" fo:widows="2" fo:text-indent="0in" style:auto-text-indent="false" fo:padding="0in" fo:border="none" style:writing-mode="lr-tb"/>
      <style:text-properties fo:font-variant="normal" fo:text-transform="none" fo:color="#000000" loext:opacity="100%" style:font-name="Helvetica" fo:font-size="18pt" fo:letter-spacing="normal" fo:font-style="normal" fo:font-weight="normal" loext:padding="0in" loext:border="none"/>
    </style:style>
    <style:style style:name="P2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 style:writing-mode="lr-tb"/>
      <style:text-properties fo:font-variant="normal" fo:text-transform="none" fo:color="#000000" loext:opacity="100%" style:font-name="Helvetica" fo:font-size="18pt" fo:letter-spacing="normal" fo:font-style="normal" fo:font-weight="normal" officeooo:rsid="000a7ec5" officeooo:paragraph-rsid="000a7ec5" loext:padding="0in" loext:border="none"/>
    </style:style>
    <style:style style:name="P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 style:writing-mode="lr-tb"/>
      <style:text-properties fo:font-variant="normal" fo:text-transform="none" fo:color="#333333" loext:opacity="100%" style:font-name="Arial" fo:font-size="10pt" fo:letter-spacing="normal" fo:font-style="normal" fo:font-weight="normal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 style:writing-mode="lr-tb"/>
      <style:text-properties fo:font-variant="normal" fo:text-transform="none" fo:color="#333333" loext:opacity="100%" style:font-name="Arial" fo:font-size="10pt" fo:letter-spacing="normal" fo:font-style="normal" fo:font-weight="normal" officeooo:paragraph-rsid="000a7ec5" loext:padding="0in" loext:border="none"/>
    </style:style>
    <style:style style:name="P5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 style:writing-mode="lr-tb"/>
      <style:text-properties fo:font-variant="normal" fo:text-transform="none" fo:color="#333333" loext:opacity="100%" fo:font-size="10pt" fo:letter-spacing="normal" fo:font-style="normal" fo:font-weight="normal" officeooo:paragraph-rsid="000a7ec5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 style:writing-mode="lr-tb"/>
      <style:text-properties fo:font-variant="normal" fo:text-transform="none" fo:color="#333333" loext:opacity="100%" style:font-name="Arial" fo:font-size="12pt" fo:letter-spacing="normal" fo:font-style="normal" fo:font-weight="bold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 style:writing-mode="lr-tb"/>
      <style:text-properties fo:font-size="10pt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 style:writing-mode="lr-tb"/>
      <style:text-properties fo:font-variant="normal" fo:text-transform="none" fo:color="#333333" loext:opacity="100%" style:font-name="Tahoma" fo:font-size="10pt" fo:letter-spacing="normal" fo:font-style="normal" fo:font-weight="normal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 style:writing-mode="lr-tb"/>
      <style:text-properties fo:font-variant="normal" fo:text-transform="none" fo:color="#333333" loext:opacity="100%" style:font-name="Tahoma" fo:font-size="10pt" fo:letter-spacing="normal" fo:font-style="normal" fo:font-weight="bold" loext:padding="0in" loext:border="none"/>
    </style:style>
    <style:style style:name="P10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 style:writing-mode="lr-tb"/>
      <style:text-properties fo:font-variant="normal" fo:text-transform="none" fo:color="#333333" loext:opacity="100%" style:font-name="Arial" fo:font-size="12pt" fo:letter-spacing="normal" fo:font-style="normal" fo:font-weight="normal" loext:padding="0in" loext:border="none"/>
    </style:style>
    <style:style style:name="T1" style:family="text">
      <style:text-properties style:font-name="Arial" fo:font-weight="bold"/>
    </style:style>
    <style:style style:name="T2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NA Analysis Workshop</text:h>
      <text:p text:style-name="P2">(English)</text:p>
      <text:p text:style-name="P3"/>
      <text:p text:style-name="P3"/>
      <text:p text:style-name="P4">This is an introduction to DIY Biology, </text:p>
      <text:p text:style-name="P4">you can think of it as bio-making.</text:p>
      <text:p text:style-name="P4">In this workshop we will learn techniques</text:p>
      <text:p text:style-name="P4">for analysing DNA. </text:p>
      <text:p text:style-name="P4">This is a more in depth workshop</text:p>
      <text:p text:style-name="P4">and will involve techniques such as:</text:p>
      <text:p text:style-name="P4">PCR, Gel electrophoresis and</text:p>
      <text:p text:style-name="P4">using a centrifuge. </text:p>
      <text:p text:style-name="P4"/>
      <text:p text:style-name="P5"><text:span text:style-name="T1">Since this requires equipment, </text:span></text:p>
      <text:p text:style-name="P5"><text:span text:style-name="T1">the practical part will be limited</text:span></text:p>
      <text:p text:style-name="P5"><text:span text:style-name="T1">to about 5-8people but more are</text:span></text:p>
      <text:p text:style-name="P5"><text:span text:style-name="T1">welcome to attend.</text:span></text:p>
      <text:p text:style-name="P5"><text:span text:style-name="T2"/></text:p>
      <text:p text:style-name="P6">Programme: </text:p>
      <text:p text:style-name="P3">14:00 - 14:15 Intro.</text:p>
      <text:p text:style-name="P3">14:15 - 14:45 Practice.</text:p>
      <text:p text:style-name="P3">14:45 - 15:00 Break.</text:p>
      <text:p text:style-name="P3">15:00 - 15:30 Continued practice</text:p>
      <text:p text:style-name="P3">15:30 - 16:00 time for questions</text:p>
      <text:p text:style-name="P3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1" text:outline-level="1">DNA Analys Workshop</text:h>
      <text:p text:style-name="P2">(Svenska)</text:p>
      <text:p text:style-name="P8"/>
      <text:p text:style-name="P8"/>
      <text:p text:style-name="P8">Det här är en introduktion till DIY Biologi, du kan tänka på det som bio-makande.</text:p>
      <text:p text:style-name="P7"/>
      <text:p text:style-name="P8">I denna workshop kommer vi att lära oss tekniker för att analysera DNA.</text:p>
      <text:p text:style-name="P7"/>
      <text:p text:style-name="P8">Detta är en mer djupgående workshop och kommer att innefatta tekniker såsom: PCR, gelelektrofores och användning av en centrifug.</text:p>
      <text:p text:style-name="P7"/>
      <text:p text:style-name="P9">Eftersom detta kräver utrustning kommer den praktiska delen att vara begränsad till cirka 5–8 personer, men fler är välkomna att delta.</text:p>
      <text:p text:style-name="P7"/>
      <text:p text:style-name="P9">Program:</text:p>
      <text:p text:style-name="P10">14:00 - 14:15 Intro.</text:p>
      <text:p text:style-name="P10">14:15 - 14:45 Praktik.</text:p>
      <text:p text:style-name="P10">14:45 - 15:00 Paus.</text:p>
      <text:p text:style-name="P10">15:00 - 15:30 Fortsatt praktik.</text:p>
      <text:p text:style-name="P10">15:30 - 16:00 Tid för frågor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, Verdan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07:19:15.505236534</meta:creation-date>
    <dc:date>2025-03-22T07:22:16.120166922</dc:date>
    <meta:editing-duration>PT3M2S</meta:editing-duration>
    <meta:editing-cycles>1</meta:editing-cycles>
    <meta:document-statistic meta:table-count="0" meta:image-count="0" meta:object-count="0" meta:page-count="1" meta:paragraph-count="32" meta:word-count="188" meta:character-count="1105" meta:non-whitespace-character-count="945"/>
    <meta:generator>LibreOffice/24.8.5.2$Linux_X86_64 LibreOffice_project/27b361b745d0ea8f99bc93dfcb7a39098dfa5fff</meta:generator>
  </office:meta>
</office:document-meta>
</file>